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386in" svg:y="3.5575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925in" svg:y="7.5346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276in" svg:y="10.5902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E</text:p>
          </table:table-cell>
          <table:table-cell table:style-name="ce1" office:value-type="string" calcext:value-type="string">
            <text:p>Scan</text:p>
          </table:table-cell>
          <table:table-cell office:value-type="float" office:value="1000" calcext:value-type="float">
            <text:p>1000</text:p>
          </table:table-cell>
          <table:table-cell table:formula="of:=AVERAGE(750.986755475747; 782.39539843204; 276.034332378018)" office:value-type="float" office:value="603.138828761935" calcext:value-type="float">
            <text:p>603.1388287619</text:p>
          </table:table-cell>
          <table:table-cell table:formula="of:=AVERAGE(2097; 2211; 616)" office:value-type="float" office:value="1641.33333333333" calcext:value-type="float">
            <text:p>1641.3333333333</text:p>
          </table:table-cell>
          <table:table-cell table:formula="of:=AVERAGE(8051; 8919; 1323)" office:value-type="float" office:value="6097.66666666667" calcext:value-type="float">
            <text:p>6097.66666666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859.343798815173; 872.033299754633; 868.98084627639)" office:value-type="float" office:value="866.785981615399" calcext:value-type="float">
            <text:p>866.7859816154</text:p>
          </table:table-cell>
          <table:table-cell table:formula="of:=AVERAGE(2475; 2533; 2455)" office:value-type="float" office:value="2487.66666666667" calcext:value-type="float">
            <text:p>2487.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3"/>
          <table:table-cell office:value-type="string" calcext:value-type="string">
            <text:p><text:span text:style-name="T2">Note: </text:span>Some trials may be outliers. Actual results may have been lower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Cleanup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27.5; 2.25; 1.25)" office:value-type="float" office:value="10.3333333333333" calcext:value-type="float">
            <text:p>10.3333333333</text:p>
          </table:table-cell>
          <table:table-cell table:formula="of:=AVERAGE(107; 6; 2)" office:value-type="float" office:value="38.3333333333333" calcext:value-type="float">
            <text:p>38.3333333333</text:p>
          </table:table-cell>
          <table:table-cell table:formula="of:=AVERAGE(107; 6; 2)" office:value-type="float" office:value="38.3333333333333" calcext:value-type="float">
            <text:p>38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Insert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2322.37595851603; 2482.76392668481; 317.033376845065)" office:value-type="float" office:value="1707.39108734863" calcext:value-type="float">
            <text:p>1707.3910873486</text:p>
          </table:table-cell>
          <table:table-cell table:formula="of:=AVERAGE(7591; 8799; 699)" office:value-type="float" office:value="5696.33333333333" calcext:value-type="float">
            <text:p>5696.3333333333</text:p>
          </table:table-cell>
          <table:table-cell table:formula="of:=AVERAGE(43775; 46591; 1753)" office:value-type="float" office:value="30706.3333333333" calcext:value-type="float">
            <text:p>30706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1:29:47.533998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7T11:47:20.332362841</dc:date>
    <meta:editing-duration>PT8H21M42S</meta:editing-duration>
    <meta:editing-cycles>257</meta:editing-cycles>
    <meta:generator>LibreOffice/4.2.8.2$Linux_X86_64 LibreOffice_project/420m0$Build-2</meta:generator>
    <meta:document-statistic meta:table-count="1" meta:cell-count="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3cm" chart:style-name="ch2">
          <text:p>1G, Workload D, Cleanup Stage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2.322cm" svg:y="1.545cm" svg:width="10.399cm" svg:height="6.753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603.138828761935">
                <text:p>603.138828761935</text:p>
                <draw:g>
                  <svg:desc>Sheet1.D2:Sheet1.D6</svg:desc>
                </draw:g>
              </table:table-cell>
              <table:table-cell office:value-type="float" office:value="1641.33333333333">
                <text:p>1641.33333333333</text:p>
                <draw:g>
                  <svg:desc>Sheet1.E2:Sheet1.E6</svg:desc>
                </draw:g>
              </table:table-cell>
              <table:table-cell office:value-type="float" office:value="6097.66666666667">
                <text:p>6097.66666666667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66.785981615399">
                <text:p>866.785981615399</text:p>
              </table:table-cell>
              <table:table-cell office:value-type="float" office:value="2487.66666666667">
                <text:p>2487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32cm" svg:y="0.316cm" chart:style-name="ch2">
          <text:p>1G, Workload D, Insert stage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1.951cm" svg:y="1.5cm" svg:width="10.77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0.3333333333333">
                <text:p>10.3333333333333</text:p>
                <draw:g>
                  <svg:desc>Sheet1.D9:Sheet1.D13</svg:desc>
                </draw:g>
              </table:table-cell>
              <table:table-cell office:value-type="float" office:value="38.3333333333333">
                <text:p>38.3333333333333</text:p>
                <draw:g>
                  <svg:desc>Sheet1.E9:Sheet1.E13</svg:desc>
                </draw:g>
              </table:table-cell>
              <table:table-cell office:value-type="float" office:value="38.3333333333333">
                <text:p>38.3333333333333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85cm" svg:y="0.316cm" chart:style-name="ch2">
          <text:p>1G, Workload D, Read stage</text:p>
        </chart:title>
        <chart:legend chart:legend-position="end" svg:x="13.04cm" svg:y="3.709cm" style:legend-expansion="high" chart:style-name="ch3"/>
        <chart:plot-area chart:style-name="ch4" table:cell-range-address="Sheet1.C14:Sheet1.F19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1707.39108734863">
                <text:p>1707.39108734863</text:p>
                <draw:g>
                  <svg:desc>Sheet1.D15:Sheet1.D19</svg:desc>
                </draw:g>
              </table:table-cell>
              <table:table-cell office:value-type="float" office:value="5696.33333333333">
                <text:p>5696.33333333333</text:p>
                <draw:g>
                  <svg:desc>Sheet1.E15:Sheet1.E19</svg:desc>
                </draw:g>
              </table:table-cell>
              <table:table-cell office:value-type="float" office:value="30706.3333333333">
                <text:p>30706.3333333333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